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break-before="page" fo:text-align="justify" fo:margin-bottom="0in"/>
    </style:style>
    <style:style style:name="P3" style:parent-style-name="Normal" style:family="paragraph">
      <style:paragraph-properties fo:text-align="justify" fo:margin-bottom="0in"/>
    </style:style>
    <style:style style:name="P4" style:parent-style-name="Normal" style:family="paragraph">
      <style:paragraph-properties fo:text-align="justify" fo:margin-bottom="0in"/>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style>
    <style:style style:name="P7" style:parent-style-name="Normal" style:family="paragraph">
      <style:paragraph-properties fo:text-align="justify" fo:margin-bottom="0in"/>
    </style:style>
    <style:style style:name="P8" style:parent-style-name="Normal" style:family="paragraph">
      <style:paragraph-properties fo:text-align="justify" fo:margin-bottom="0in"/>
    </style:style>
    <style:style style:name="P9" style:parent-style-name="Normal" style:family="paragraph">
      <style:paragraph-properties fo:text-align="justify" fo:margin-bottom="0in"/>
    </style:style>
    <style:style style:name="P10" style:parent-style-name="Normal" style:family="paragraph">
      <style:paragraph-properties fo:text-align="justify" fo:margin-bottom="0in"/>
    </style:style>
    <style:style style:name="P11" style:parent-style-name="Normal" style:family="paragraph">
      <style:paragraph-properties fo:text-align="justify" fo:margin-bottom="0in"/>
    </style:style>
    <style:style style:name="T12" style:parent-style-name="Fuentedepárrafopredeter." style:family="text">
      <style:text-properties fo:font-weight="bold" style:font-weight-asian="bold"/>
    </style:style>
    <style:style style:name="P13" style:parent-style-name="Párrafodelista" style:list-style-name="LFO3" style:family="paragraph">
      <style:paragraph-properties fo:text-align="justify" fo:margin-bottom="0in"/>
    </style:style>
    <style:style style:name="T14" style:parent-style-name="Fuentedepárrafopredeter." style:family="text">
      <style:text-properties fo:font-weight="bold" style:font-weight-asian="bold"/>
    </style:style>
    <style:style style:name="P15" style:parent-style-name="Párrafodelista" style:list-style-name="LFO3" style:family="paragraph">
      <style:paragraph-properties fo:text-align="justify" fo:margin-bottom="0in"/>
    </style:style>
    <style:style style:name="T16" style:parent-style-name="Fuentedepárrafopredeter." style:family="text">
      <style:text-properties fo:font-weight="bold" style:font-weight-asian="bold"/>
    </style:style>
    <style:style style:name="P17" style:parent-style-name="Normal" style:family="paragraph">
      <style:paragraph-properties fo:text-align="justify" fo:margin-bottom="0in"/>
    </style:style>
    <style:style style:name="P18" style:parent-style-name="Normal" style:family="paragraph">
      <style:paragraph-properties fo:text-align="justify" fo:margin-bottom="0in"/>
    </style:style>
    <style:style style:name="T19" style:parent-style-name="Fuentedepárrafopredeter." style:family="text">
      <style:text-properties fo:font-weight="bold" style:font-weight-asian="bold"/>
    </style:style>
    <style:style style:name="P20" style:parent-style-name="Normal" style:family="paragraph">
      <style:paragraph-properties fo:text-align="justify" fo:margin-bottom="0in"/>
    </style:style>
    <style:style style:name="P21" style:parent-style-name="Normal" style:family="paragraph">
      <style:paragraph-properties fo:break-before="page"/>
    </style:style>
    <style:style style:name="P22" style:parent-style-name="Normal" style:family="paragraph">
      <style:paragraph-properties fo:text-align="justify" fo:margin-bottom="0in"/>
    </style:style>
    <style:style style:name="P23" style:parent-style-name="Normal"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P29" style:parent-style-name="Normal" style:family="paragraph">
      <style:paragraph-properties fo:text-align="justify" fo:margin-bottom="0in"/>
    </style:style>
    <style:style style:name="P30" style:parent-style-name="Párrafodelista" style:list-style-name="LFO5" style:family="paragraph">
      <style:paragraph-properties fo:text-align="justify" fo:margin-bottom="0in"/>
    </style:style>
    <style:style style:name="T31" style:parent-style-name="Fuentedepárrafopredeter." style:family="text">
      <style:text-properties fo:font-style="italic" style:font-style-asian="italic"/>
    </style:style>
    <style:style style:name="P32" style:parent-style-name="Párrafodelista" style:list-style-name="LFO5" style:family="paragraph">
      <style:paragraph-properties fo:text-align="justify" fo:margin-bottom="0in"/>
    </style:style>
    <style:style style:name="T33" style:parent-style-name="Fuentedepárrafopredeter." style:family="text">
      <style:text-properties fo:font-style="italic" style:font-style-asian="italic"/>
    </style:style>
    <style:style style:name="P34" style:parent-style-name="Párrafodelista" style:list-style-name="LFO5" style:family="paragraph">
      <style:paragraph-properties fo:text-align="justify" fo:margin-bottom="0in"/>
    </style:style>
    <style:style style:name="T35" style:parent-style-name="Fuentedepárrafopredeter." style:family="text">
      <style:text-properties fo:font-style="italic" style:font-style-asian="italic"/>
    </style:style>
    <style:style style:name="P36" style:parent-style-name="Párrafodelista" style:list-style-name="LFO5" style:family="paragraph">
      <style:paragraph-properties fo:text-align="justify" fo:margin-bottom="0in"/>
    </style:style>
    <style:style style:name="T37" style:parent-style-name="Fuentedepárrafopredeter." style:family="text">
      <style:text-properties fo:font-style="italic" style:font-style-asian="italic"/>
    </style:style>
    <style:style style:name="P38" style:parent-style-name="Párrafodelista" style:list-style-name="LFO5" style:family="paragraph">
      <style:paragraph-properties fo:text-align="justify" fo:margin-bottom="0in"/>
    </style:style>
    <style:style style:name="T39" style:parent-style-name="Fuentedepárrafopredeter." style:family="text">
      <style:text-properties fo:font-style="italic" style:font-style-asian="italic"/>
    </style:style>
    <style:style style:name="P40" style:parent-style-name="Párrafodelista" style:list-style-name="LFO5" style:family="paragraph">
      <style:paragraph-properties fo:text-align="justify" fo:margin-bottom="0in"/>
    </style:style>
    <style:style style:name="T41" style:parent-style-name="Fuentedepárrafopredeter." style:family="text">
      <style:text-properties fo:font-style="italic" style:font-style-asian="italic"/>
    </style:style>
    <style:style style:name="P42" style:parent-style-name="Párrafodelista" style:list-style-name="LFO5" style:family="paragraph">
      <style:paragraph-properties fo:text-align="justify" fo:margin-bottom="0in"/>
    </style:style>
    <style:style style:name="T43" style:parent-style-name="Fuentedepárrafopredeter." style:family="text">
      <style:text-properties fo:font-style="italic" style:font-style-asian="italic"/>
    </style:style>
    <style:style style:name="P44" style:parent-style-name="Párrafodelista" style:list-style-name="LFO5" style:family="paragraph">
      <style:paragraph-properties fo:text-align="justify" fo:margin-bottom="0in"/>
    </style:style>
    <style:style style:name="P45" style:parent-style-name="Párrafodelista" style:list-style-name="LFO5" style:family="paragraph">
      <style:paragraph-properties fo:text-align="justify" fo:margin-bottom="0in"/>
    </style:style>
    <style:style style:name="P46" style:parent-style-name="Normal" style:family="paragraph">
      <style:paragraph-properties fo:text-align="justify" fo:margin-bottom="0in"/>
    </style:style>
    <style:style style:name="P47" style:parent-style-name="Normal" style:family="paragraph">
      <style:paragraph-properties fo:text-align="justify" fo:margin-bottom="0in"/>
      <style:text-properties fo:font-weight="bold" style:font-weight-asian="bold"/>
    </style:style>
    <style:style style:name="P48" style:parent-style-name="Normal" style:family="paragraph">
      <style:paragraph-properties fo:text-align="justify" fo:margin-bottom="0in"/>
    </style:style>
    <style:style style:name="P49" style:parent-style-name="Párrafodelista" style:list-style-name="LFO6" style:family="paragraph">
      <style:paragraph-properties fo:text-align="justify" fo:margin-bottom="0in"/>
    </style:style>
    <style:style style:name="T50" style:parent-style-name="Fuentedepárrafopredeter." style:family="text">
      <style:text-properties fo:font-style="italic" style:font-style-asian="italic"/>
    </style:style>
    <style:style style:name="P51" style:parent-style-name="Párrafodelista" style:list-style-name="LFO6" style:family="paragraph">
      <style:paragraph-properties fo:text-align="justify" fo:margin-bottom="0in"/>
    </style:style>
    <style:style style:name="T52" style:parent-style-name="Fuentedepárrafopredeter." style:family="text">
      <style:text-properties fo:font-style="italic" style:font-style-asian="italic"/>
    </style:style>
    <style:style style:name="P53" style:parent-style-name="Párrafodelista" style:list-style-name="LFO6" style:family="paragraph">
      <style:paragraph-properties fo:text-align="justify" fo:margin-bottom="0in"/>
    </style:style>
    <style:style style:name="T54" style:parent-style-name="Fuentedepárrafopredeter." style:family="text">
      <style:text-properties fo:font-style="italic" style:font-style-asian="italic"/>
    </style:style>
    <style:style style:name="P55" style:parent-style-name="Párrafodelista" style:list-style-name="LFO6" style:family="paragraph">
      <style:paragraph-properties fo:text-align="justify" fo:margin-bottom="0in"/>
    </style:style>
    <style:style style:name="T56" style:parent-style-name="Fuentedepárrafopredeter." style:family="text">
      <style:text-properties fo:font-style="italic" style:font-style-asian="italic"/>
    </style:style>
    <style:style style:name="P57" style:parent-style-name="Párrafodelista" style:list-style-name="LFO6" style:family="paragraph">
      <style:paragraph-properties fo:text-align="justify" fo:margin-bottom="0in"/>
    </style:style>
    <style:style style:name="T58" style:parent-style-name="Fuentedepárrafopredeter." style:family="text">
      <style:text-properties fo:font-style="italic" style:font-style-asian="italic"/>
    </style:style>
    <style:style style:name="P59" style:parent-style-name="Normal" style:family="paragraph">
      <style:paragraph-properties fo:text-align="justify" fo:margin-bottom="0in"/>
    </style:style>
    <style:style style:name="P60" style:parent-style-name="Normal" style:family="paragraph">
      <style:paragraph-properties fo:margin-bottom="0in"/>
      <style:text-properties fo:font-weight="bold" style:font-weight-asian="bold"/>
    </style:style>
    <style:style style:name="P61" style:parent-style-name="Normal" style:family="paragraph">
      <style:paragraph-properties fo:margin-bottom="0in"/>
    </style:style>
    <style:style style:name="T62" style:parent-style-name="Fuentedepárrafopredeter." style:family="text">
      <style:text-properties fo:font-style="italic" style:font-style-asian="italic"/>
    </style:style>
    <style:style style:name="P63" style:parent-style-name="Párrafodelista" style:list-style-name="LFO7" style:family="paragraph">
      <style:paragraph-properties fo:margin-bottom="0in"/>
    </style:style>
    <style:style style:name="P64" style:parent-style-name="Párrafodelista" style:list-style-name="LFO7" style:family="paragraph">
      <style:paragraph-properties fo:margin-bottom="0in"/>
    </style:style>
    <style:style style:name="P65" style:parent-style-name="Párrafodelista" style:list-style-name="LFO7" style:family="paragraph">
      <style:paragraph-properties fo:margin-bottom="0in"/>
    </style:style>
    <style:style style:name="P66" style:parent-style-name="Párrafodelista" style:list-style-name="LFO7" style:family="paragraph">
      <style:paragraph-properties fo:margin-bottom="0in"/>
    </style:style>
    <style:style style:name="P67" style:parent-style-name="Párrafodelista" style:list-style-name="LFO7" style:family="paragraph">
      <style:paragraph-properties fo:margin-bottom="0in"/>
    </style:style>
    <style:style style:name="P68" style:parent-style-name="Normal" style:family="paragraph">
      <style:paragraph-properties fo:margin-bottom="0in"/>
    </style:style>
    <style:style style:name="P69" style:parent-style-name="Normal" style:family="paragraph">
      <style:paragraph-properties fo:margin-bottom="0in"/>
    </style:style>
    <style:style style:name="P70" style:parent-style-name="Normal" style:family="paragraph">
      <style:paragraph-properties fo:margin-bottom="0in"/>
    </style:style>
    <style:style style:name="P71" style:parent-style-name="Normal" style:family="paragraph">
      <style:paragraph-properties fo:text-align="justify" fo:margin-bottom="0in"/>
    </style:style>
  </office:automatic-styles>
  <office:body>
    <office:text text:use-soft-page-breaks="true">
      <text:p text:style-name="P1"/>
      <text:soft-page-break/>
      <text:p text:style-name="P2">1. CONCEPTOS TEÓRICOS</text:p>
      <text:p text:style-name="P3"/>
      <text:p text:style-name="P4"><text:span text:style-name="T5">Compresión temporal:</text:span><text:s/>compara la información de cuadros (frames) sucesivos para encontrar similitudes que se puedan expresar de forma más eficiente. Precisamente por este hecho, la compresión temporal también se conoce con el nombre de<text:s/><text:span text:style-name="T6">codificación intercuadro</text:span>, ya que opera con una secuencia de imágenes en movimiento.</text:p>
      <text:p text:style-name="P7">Este tipo de compresión se utiliza habitualmente en difusión, y es eficiente para la transmisión de video, pero su problemática radica en la edición de imágenes, puesto que no existe una descripción completa de cada uno de los frames que componen la secuencia.</text:p>
      <text:p text:style-name="P8">La compresión temporal funciona con paquetes de frames, llamados GOP.</text:p>
      <text:p text:style-name="P9">Se utiliza<text:s/>la información contenida en la tesela equivalente de la imagen previa (frame P o I) más próximo para realizar la codificación. La codificación intercuadro, es, por tanto, un método predictivo, en el que se intenta predecir para la siguiente imagen los píxeles que habrá en el marco, con tal de poder eliminar zonas de imágenes que pudieran ser reconstruidas a partir de otras.<text:s/></text:p>
      <text:p text:style-name="P10"/>
      <text:p text:style-name="P11"><text:span text:style-name="T12">GOP (Group Of Pictures)</text:span>:<text:s/>el GOP es la estructura que especifica cómo se juntan las imágenes en el método interframe. En una codificación de imágenes, se agrupan las diferentes imágenes en paquetes del tamaño del GOP. Con estos paquetes de imágenes se comparan las imágenes equivalentes para crear la codificación. El GOP contiene los siguientes elementos:</text:p>
      <text:list text:style-name="LFO3" text:continue-numbering="true">
        <text:list-item>
          <text:p text:style-name="P13"><text:span text:style-name="T14">Frame o Imagen I:</text:span><text:s/>imagen codificada de forma independiente al resto de imágenes. Cada GOP empieza con este tipo de imagen, a partir de la cual se generará la codificación del resto de imágenes del GOP.</text:p>
        </text:list-item>
        <text:list-item>
          <text:p text:style-name="P15"><text:span text:style-name="T16">Frame o Imagen P:</text:span><text:s/>cada una de las imágenes generadas a partir de la codificación de la diferencia de compensación de movimiento relativa a las imágenes previamente decodificadas.<text:s/></text:p>
        </text:list-item>
      </text:list>
      <text:p text:style-name="P17"/>
      <text:p text:style-name="P18"><text:span text:style-name="T19">Compensación de movimiento:</text:span><text:s/>en los videos, lo normal es que diferentes zonas de la imagen se desplacen entre imagen e imagen, resultado del movimiento de los objetos de video. La técnica de compensación de movimiento permite encontrar, a partir del parámetro de seek range, teselas equivalentes entre diferentes imágenes del GOP, de tal forma que se puedan eliminar las repetidas en imágenes sucesivas, y, guardando previamente las sustituciones y eliminaciones, recomponer la imagen cuando se decodifica.</text:p>
      <text:p text:style-name="P20"/>
      <text:p text:style-name="P21"/>
      <text:soft-page-break/>
      <text:p text:style-name="P22">2. IMPLEMENTACIÓN DETALLADA</text:p>
      <text:p text:style-name="P23"/>
      <text:p text:style-name="P24">En esta sección de la memoria se comentan los algoritmos<text:s/>implementados y<text:s/>su funcionamiento.<text:s/>No he incluido código fuente ni especificación de los métodos más allá de las cabeceras, ya que ambas se pueden encontrar en el código y en el javadoc respectivamente, con lo cual resulta redundante. Sí incluyo las cabeceras de los métodos para que resulte más sencillo seguir la ejecución del código.<text:s/></text:p>
      <text:p text:style-name="P25"/>
      <text:p text:style-name="P26"><text:span text:style-name="T27">Codificación</text:span><text:span text:style-name="T28"><text:s/>(Clase Codificador.java)</text:span>:</text:p>
      <text:p text:style-name="P29">Pasos seguidos:</text:p>
      <text:list text:style-name="LFO5" text:continue-numbering="true">
        <text:list-item>
          <text:p text:style-name="P30">Rellenar el GOP con imágenes.<text:s/>(<text:span text:style-name="T31">ompleGOp()</text:span>).</text:p>
        </text:list-item>
        <text:list-item>
          <text:p text:style-name="P32">Recorrer el GOP para buscar las teselas candidatas y realizar la sustitución.<text:s/>(<text:span text:style-name="T33">recorreGOP()</text:span>).</text:p>
          <text:list text:continue-numbering="true">
            <text:list-item>
              <text:p text:style-name="P34">Subdividir la imagen en teselas.<text:s/>(<text:span text:style-name="T35">subdividirImgTesseles(BufferedImage)</text:span>).</text:p>
            </text:list-item>
            <text:list-item>
              <text:p text:style-name="P36">Buscar teselas iguales (coincidencias).<text:s/>(<text:span text:style-name="T37">buscarTesselesIguals(Marc iFrame, BufferedImage pFrame)</text:span>).</text:p>
              <text:list text:continue-numbering="true">
                <text:list-item>
                  <text:p text:style-name="P38">Calcular el ratio PSNR.<text:s/>(<text:span text:style-name="T39">calcularRatioPSNR(Tesseles tesela, BufferedImage pframe)).</text:span></text:p>
                </text:list-item>
                <text:list-item>
                  <text:p text:style-name="P40">En caso que el ratio coincida, generar la media de color.<text:s/>(<text:span text:style-name="T41">medianaColor(BufferedImage im)</text:span>).</text:p>
                </text:list-item>
                <text:list-item>
                  <text:p text:style-name="P42">Aplicar el color.<text:s/>(<text:span text:style-name="T43">setColorPFrames(ArrayList&lt;Tesseles&gt; teseles, BufferedImage pFrame)</text:span>).<text:s/></text:p>
                </text:list-item>
              </text:list>
            </text:list-item>
            <text:list-item>
              <text:p text:style-name="P44">Generar un fichero con las coordenadas de las teselas cambiadas.</text:p>
            </text:list-item>
          </text:list>
        </text:list-item>
        <text:list-item>
          <text:p text:style-name="P45">Guardar las imágenes generadas por la codificación y generar un ZIP.</text:p>
        </text:list-item>
      </text:list>
      <text:p text:style-name="P46"/>
      <text:p text:style-name="P47">Decodificación<text:s/>(Clase Decodificador.java):</text:p>
      <text:p text:style-name="P48">Pasos seguidos:</text:p>
      <text:list text:style-name="LFO6" text:continue-numbering="true">
        <text:list-item>
          <text:p text:style-name="P49">Leer el ZIP codificado y sacar las imágenes y el fichero de codificación<text:s/>(<text:span text:style-name="T50">readZip())</text:span>.</text:p>
        </text:list-item>
        <text:list-item>
          <text:p text:style-name="P51">Guardar los datos del fichero de codificación en una array de parámetros.<text:s/>(<text:span text:style-name="T52">readZIP()</text:span>).</text:p>
        </text:list-item>
        <text:list-item>
          <text:p text:style-name="P53">Iterar las imágenes descomprimidas y reconstruirlas a partir de la array.<text:s/>(<text:span text:style-name="T54">IterateImages()</text:span>).</text:p>
          <text:list text:continue-numbering="true">
            <text:list-item>
              <text:p text:style-name="P55">Generar las teselas para el I frame de cada GOP.<text:s/>(<text:span text:style-name="T56">genarateMacroBlocs())</text:span></text:p>
            </text:list-item>
            <text:list-item>
              <text:p text:style-name="P57">A partir de las coordenadas de la array, encontrar para los sucesivos P frames las teselas eliminadas y aplicar la media de color.<text:s/>(<text:span text:style-name="T58">buildPFrames()</text:span>).</text:p>
            </text:list-item>
          </text:list>
        </text:list-item>
      </text:list>
      <text:p text:style-name="P59"/>
      <text:p text:style-name="P60">Conversión de otros formatos a JPEG (Clase JPEGCompress.java):</text:p>
      <text:p text:style-name="P61">Pasos seguidos (<text:span text:style-name="T62">convertToJPG(String inputPath, String outputPath)</text:span>):</text:p>
      <text:list text:style-name="LFO7" text:continue-numbering="true">
        <text:list-item>
          <text:p text:style-name="P63">Comprobar la extensión de la imagen para encontrar aquellas que no sean JPEG, y pasar por parámetro la ruta de la imagen.</text:p>
        </text:list-item>
        <text:list-item>
          <text:p text:style-name="P64">Crear un file Input Stream para leer la imagen pasada por parámetro.</text:p>
        </text:list-item>
        <text:list-item>
          <text:p text:style-name="P65">Crear un file Output Stream para generar la nueva imagen.</text:p>
        </text:list-item>
        <text:list-item>
          <text:p text:style-name="P66">Aplicar el método write de la clase built in de java ImageIO para generar una nueva imagen con extensión JPEG a partir de la información de la imagen inicial almacenada en el file Input Stream.</text:p>
        </text:list-item>
        <text:list-item>
          <text:p text:style-name="P67">Guardar la imagen en la ruta de destino parametrizada.</text:p>
        </text:list-item>
      </text:list>
      <text:p text:style-name="P68"/>
      <text:p text:style-name="P69"/>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 Ortega</meta:initial-creator>
    <dc:creator>Alvaro Ortega</dc:creator>
    <meta:creation-date>2017-01-13T11:04:00Z</meta:creation-date>
    <dc:date>2017-01-13T13:20:00Z</dc:date>
    <meta:template xlink:href="Normal" xlink:type="simple"/>
    <meta:editing-cycles>1</meta:editing-cycles>
    <meta:editing-duration>PT8160S</meta:editing-duration>
    <meta:document-statistic meta:page-count="4" meta:paragraph-count="9" meta:word-count="720" meta:character-count="4674" meta:row-count="33" meta:non-whitespace-character-count="3963"/>
  </office:meta>
</office:document-meta>
</file>